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87d" officeooo:paragraph-rsid="0010e87d"/>
    </style:style>
    <style:style style:name="P2" style:family="paragraph" style:parent-style-name="Standard">
      <style:text-properties officeooo:rsid="0012d837" officeooo:paragraph-rsid="0012d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 october, 2021.</text:p>
      <text:p text:style-name="P1"/>
      <text:p text:style-name="P1">Mike Oxlong</text:p>
      <text:p text:style-name="P1">TBS kliniek de roze regenboog</text:p>
      <text:p text:style-name="P1">420 flik de flak straat</text:p>
      <text:p text:style-name="P1">Pernis, 4269 ER</text:p>
      <text:p text:style-name="P1"/>
      <text:p text:style-name="P1">Dear Mr. Oxlong,</text:p>
      <text:p text:style-name="P1"/>
      <text:p text:style-name="P2">I am writing this letter because I saw your ad on the local paper for a full stack developer, I my self a senior full stack developer am looking to scale down from my current job as the hea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3:42:15.680921580</meta:creation-date>
    <dc:date>2021-10-12T14:04:06.250364735</dc:date>
    <meta:editing-duration>PT1M30S</meta:editing-duration>
    <meta:editing-cycles>1</meta:editing-cycles>
    <meta:document-statistic meta:table-count="0" meta:image-count="0" meta:object-count="0" meta:page-count="1" meta:paragraph-count="7" meta:word-count="60" meta:character-count="301" meta:non-whitespace-character-count="248"/>
    <meta:generator>LibreOffice/6.4.7.2$Linux_X86_64 LibreOffice_project/40$Build-2</meta:generator>
  </office:meta>
</office:document-meta>
</file>